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officeooo:rsid="001e8e2a" officeooo:paragraph-rsid="001e8e2a"/>
    </style:style>
    <style:style style:name="P2" style:family="paragraph" style:parent-style-name="Standard">
      <style:text-properties style:font-name="Times New Roman" fo:font-weight="bold" officeooo:rsid="001e8e2a" officeooo:paragraph-rsid="001e8e2a" style:font-weight-asian="bold" style:font-weight-complex="bold"/>
    </style:style>
    <style:style style:name="P3" style:family="paragraph" style:parent-style-name="Standard" style:list-style-name="L1">
      <style:text-properties style:font-name="Times New Roman" fo:font-weight="bold" officeooo:rsid="001e8e2a" officeooo:paragraph-rsid="001e8e2a" style:font-weight-asian="bold" style:font-weight-complex="bold"/>
    </style:style>
    <style:style style:name="P4" style:family="paragraph" style:parent-style-name="Standard" style:list-style-name="L1">
      <style:text-properties style:font-name="Times New Roman" fo:font-size="12pt" fo:font-weight="bold" officeooo:rsid="001e8e2a" officeooo:paragraph-rsid="001e8e2a" style:font-weight-asian="bold" style:font-weight-complex="bold"/>
    </style:style>
    <style:style style:name="P5" style:family="paragraph" style:parent-style-name="Standard">
      <style:text-properties style:font-name="Times New Roman" fo:font-size="12pt" fo:font-weight="bold" officeooo:rsid="001e8e2a" officeooo:paragraph-rsid="001e8e2a" style:font-weight-asian="bold" style:font-weight-complex="bold"/>
    </style:style>
    <style:style style:name="P6" style:family="paragraph" style:parent-style-name="Standard" style:list-style-name="L2">
      <style:text-properties style:font-name="Times New Roman" fo:font-size="12pt" fo:font-weight="bold" officeooo:rsid="001e8e2a" officeooo:paragraph-rsid="001e8e2a" style:font-weight-asian="bold" style:font-weight-complex="bold"/>
    </style:style>
    <style:style style:name="P7" style:family="paragraph" style:parent-style-name="Standard" style:list-style-name="L2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8" style:family="paragraph" style:parent-style-name="Standard">
      <style:text-properties style:font-name="Times New Roman" fo:font-size="12pt" fo:font-weight="bold" officeooo:rsid="001e8e2a" officeooo:paragraph-rsid="001f986e" style:font-weight-asian="bold" style:font-weight-complex="bold"/>
    </style:style>
    <style:style style:name="P9" style:family="paragraph" style:parent-style-name="Standard" style:list-style-name="L2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10" style:family="paragraph" style:parent-style-name="Standard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11" style:family="paragraph" style:parent-style-name="Standard" style:list-style-name="L3">
      <style:text-properties style:font-name="Times New Roman" fo:font-size="12pt" fo:font-weight="bold" officeooo:rsid="001f986e" officeooo:paragraph-rsid="001f986e" style:font-weight-asian="bold" style:font-weight-complex="bold"/>
    </style:style>
    <style:style style:name="P12" style:family="paragraph" style:parent-style-name="Standard">
      <style:text-properties fo:font-weight="bold" officeooo:rsid="001f986e" officeooo:paragraph-rsid="001f986e" style:font-weight-asian="bold" style:font-weight-complex="bold"/>
    </style:style>
    <style:style style:name="P13" style:family="paragraph" style:parent-style-name="Standard" style:list-style-name="L5">
      <style:text-properties fo:font-weight="bold" officeooo:rsid="001f986e" officeooo:paragraph-rsid="001f986e" style:font-weight-asian="bold" style:font-weight-complex="bold"/>
    </style:style>
    <style:style style:name="P14" style:family="paragraph" style:parent-style-name="Standard" style:list-style-name="L6">
      <style:text-properties fo:font-weight="bold" officeooo:rsid="001f986e" officeooo:paragraph-rsid="001f986e" style:font-weight-asian="bold" style:font-weight-complex="bold"/>
    </style:style>
    <style:style style:name="P15" style:family="paragraph" style:parent-style-name="Standard" style:list-style-name="L4">
      <style:text-properties officeooo:paragraph-rsid="001f986e"/>
    </style:style>
    <style:style style:name="P16" style:family="paragraph" style:parent-style-name="Standard" style:list-style-name="L4">
      <style:text-properties officeooo:rsid="001f986e" officeooo:paragraph-rsid="001f986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Times New Roman" fo:font-size="12pt"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style:font-name="Times New Roman" fo:font-size="12pt" fo:font-style="normal" fo:font-weight="normal" officeooo:rsid="001f986e" style:font-style-asian="normal" style:font-weight-asian="normal" style:font-style-complex="normal" style:font-weight-complex="normal"/>
    </style:style>
    <style:style style:name="T4" style:family="text">
      <style:text-properties style:font-name="Times New Roman" fo:font-size="12pt"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style:font-name="Times New Roman" fo:font-size="12pt" fo:font-style="normal" style:font-style-asian="normal" style:font-style-complex="normal"/>
    </style:style>
    <style:style style:name="T6" style:family="text">
      <style:text-properties style:font-name="Times New Roman" fo:font-size="12pt" fo:font-style="italic" fo:font-weight="normal" style:font-style-asian="italic" style:font-weight-asian="normal" style:font-style-complex="italic" style:font-weight-complex="normal"/>
    </style:style>
    <style:style style:name="T7" style:family="text">
      <style:text-properties style:font-name="Times New Roman" fo:font-size="12pt" fo:font-style="italic" fo:font-weight="normal" officeooo:rsid="001f986e" style:font-style-asian="italic" style:font-weight-asian="normal" style:font-style-complex="italic" style:font-weight-complex="normal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ime to get brainstorming/logic ready.</text:p>
      <text:p text:style-name="P1"/>
      <text:p text:style-name="P2">Premise</text:p>
      <text:p text:style-name="P2"><text:span text:style-name="T1">Project TADV is short for “Text ADVenture”. It’s my Python Portfolio project for Codecademy that will (hopefully) demonstrate my ability to construct basic ideas/concepts on my own in Python. It may receive a formal name at a later date, or remain TADV forever. Who knows.</text:span></text:p>
      <text:p text:style-name="P2"><text:span text:style-name="T1"/></text:p>
      <text:p text:style-name="P2">Objectives</text:p>
      <text:list xml:id="list3021447300" text:style-name="L1">
        <text:list-item>
          <text:p text:style-name="P3"><text:span text:style-name="T1">To create a functioning CYOA-style text adventure with the following attributes...</text:span></text:p>
          <text:list>
            <text:list-item>
              <text:p text:style-name="P4"><text:span text:style-name="T1">Multiple-choice narrative.</text:span></text:p>
            </text:list-item>
            <text:list-item>
              <text:p text:style-name="P4"><text:span text:style-name="T1">Multiple endings depending on your narrative choice.</text:span></text:p>
            </text:list-item>
            <text:list-item>
              <text:p text:style-name="P4"><text:span text:style-name="T1">At least one point where multiple choices intersect into the same scenario. (ie: False branches.)</text:span></text:p>
            </text:list-item>
            <text:list-item>
              <text:p text:style-name="P4"><text:span text:style-name="T1">At least one trackable stat (HP).</text:span></text:p>
            </text:list-item>
            <text:list-item>
              <text:p text:style-name="P4"><text:span text:style-name="T1">At least one item interaction/check (eg: acquire Rope; use Rope to resolve a narrative situation).</text:span></text:p>
            </text:list-item>
            <text:list-item>
              <text:p text:style-name="P4"><text:span text:style-name="T1">Some system for handling exceptions. (eg: If someone chooses an invalid option, then loop back to original options...)</text:span></text:p>
            </text:list-item>
          </text:list>
        </text:list-item>
        <text:list-item>
          <text:p text:style-name="P4"><text:span text:style-name="T1">What would be nice...</text:span></text:p>
          <text:list>
            <text:list-item>
              <text:p text:style-name="P4"><text:span text:style-name="T1">A save system.</text:span></text:p>
            </text:list-item>
            <text:list-item>
              <text:p text:style-name="P4"><text:span text:style-name="T1">Additional stats. (eg: Stamina, Mana.)</text:span></text:p>
            </text:list-item>
            <text:list-item>
              <text:p text:style-name="P4"><text:span text:style-name="T1">Additional item interaction/check ideas.</text:span></text:p>
            </text:list-item>
            <text:list-item>
              <text:p text:style-name="P4"><text:span text:style-name="T1">More to be added.</text:span></text:p>
            </text:list-item>
          </text:list>
        </text:list-item>
      </text:list>
      <text:p text:style-name="P5"><text:span text:style-name="T1"/></text:p>
      <text:p text:style-name="P8"><text:span text:style-name="T1">To accomplish these goals, I’ll first need...</text:span></text:p>
      <text:p text:style-name="P8">What’s The Idea?:<text:span text:style-name="T1"> I need to compose a general idea for the themes and story of the game. I don’t need every concept set in stone </text:span><text:span text:style-name="T8">or</text:span><text:span text:style-name="T10"> resolved, but I should at least know...</text:span></text:p>
      <text:list xml:id="list2241150725" text:style-name="L2">
        <text:list-item>
          <text:p text:style-name="P6"><text:span text:style-name="T1">Who is the protagonist?</text:span></text:p>
        </text:list-item>
        <text:list-item>
          <text:p text:style-name="P6"><text:span text:style-name="T1">What is the genre?</text:span></text:p>
        </text:list-item>
        <text:list-item>
          <text:p text:style-name="P6"><text:span text:style-name="T1">What is the conflict?</text:span></text:p>
        </text:list-item>
        <text:list-item>
          <text:p text:style-name="P7"><text:span text:style-name="T1">How can the conflict be resolved?</text:span></text:p>
        </text:list-item>
      </text:list>
      <text:p text:style-name="P8">Proof of Concept:<text:span text:style-name="T1"> With the general narrative idea established, I need to create a working prototype that includes...</text:span></text:p>
      <text:list xml:id="list64117994917857" text:continue-numbering="true" text:style-name="L2">
        <text:list-item>
          <text:p text:style-name="P6"><text:span text:style-name="T1">A single situation—likely no more than 3-5 “steps”.</text:span></text:p>
          <text:list>
            <text:list-item>
              <text:p text:style-name="P6"><text:span text:style-name="T1">If that situation can be recycled into the game proper, that would save me some cost of labour/man hours.</text:span></text:p>
            </text:list-item>
          </text:list>
        </text:list-item>
        <text:list-item>
          <text:p text:style-name="P6"><text:span text:style-name="T1">An invocation of most—preferably all—of the basic objective mechanics. (eg: HP, Item Interaction, Multiple-Choice Narrative, et cetera.)</text:span></text:p>
        </text:list-item>
      </text:list>
      <text:p text:style-name="P10">Git Commit:<text:span text:style-name="T1"> Commit the first working Proof of Concept into git under the </text:span><text:span text:style-name="T8">Safe</text:span><text:span text:style-name="T10"> branch; start labelling each committed safe branch as a version number.</text:span></text:p>
      <text:p text:style-name="P10"><text:span text:style-name="T9">Decisions Web:</text:span><text:span text:style-name="T10"> Create a series of decisions (possibly with a mind map?) that shows each step of a player’s journey on each narrative path—where they intersect and where they end.</text:span></text:p>
      <text:list xml:id="list64116372350918" text:continue-numbering="true" text:style-name="L2">
        <text:list-item>
          <text:list>
            <text:list-item>
              <text:p text:style-name="P9"><text:span text:style-name="T10">Again—it doesn’t have to be set in stone, but a guide will prevent scope creep.</text:span></text:p>
            </text:list-item>
            <text:list-item>
              <text:p text:style-name="P9"><text:span text:style-name="T10">It is at this point that I need to firmly decide if I want to build the multiple-choice narrative as </text:span><text:span text:style-name="T9">tall</text:span><text:span text:style-name="T10"> or </text:span><text:span text:style-name="T9">wide</text:span><text:span text:style-name="T10">.</text:span></text:p>
              <text:list>
                <text:list-item>
                  <text:p text:style-name="P9"><text:span text:style-name="T9">Tall:</text:span><text:span text:style-name="T10"> Game ends quickly, but has lots of choices and endings.</text:span></text:p>
                </text:list-item>
                <text:list-item>
                  <text:p text:style-name="P9"><text:span text:style-name="T9">Wide:</text:span><text:span text:style-name="T10"> Game is longer, but has fewer choices and endings.</text:span></text:p>
                </text:list-item>
                <text:list-item>
                  <text:p text:style-name="P9"><text:span text:style-name="T10">I can’t do both since I only have the available man-hours of a single person, and thus I shouldn’t attempt anything that would cause massive scope creep. This is a Portfolio </text:span><text:soft-page-break/><text:span text:style-name="T10">project—not a passionate multi-year epic!</text:span></text:p>
                </text:list-item>
              </text:list>
            </text:list-item>
          </text:list>
        </text:list-item>
      </text:list>
      <text:p text:style-name="P10"><text:span text:style-name="T9">Start Building Paths:</text:span><text:span text:style-name="T10"> One at a time, from beginning to each ending.</text:span></text:p>
      <text:list xml:id="list1744267631" text:style-name="L3">
        <text:list-item>
          <text:p text:style-name="P11"><text:span text:style-name="T10">Each time a valid beginning to ending path is constructed and working, save as a safe branch.</text:span></text:p>
        </text:list-item>
        <text:list-item>
          <text:p text:style-name="P11"><text:span text:style-name="T10">If you had multiple programmers, this approach would allow each programmer to work on individual paths, permitting simultaneous labour. While I am just one programmer, framing work like this early on will help me adjust to the real world of working with other programmers on the same projects...</text:span></text:p>
        </text:list-item>
      </text:list>
      <text:p text:style-name="P10"><text:span text:style-name="T9">Alpha Test:</text:span><text:span text:style-name="T10"> Once all paths have been constructed, alpha test it. </text:span></text:p>
      <text:list xml:id="list2211551307" text:style-name="L4">
        <text:list-item>
          <text:p text:style-name="P15"><text:span text:style-name="T3">Record bugs but </text:span><text:span text:style-name="T7">resist the urge</text:span><text:span text:style-name="T3"> to instantly fix them!</text:span></text:p>
        </text:list-item>
        <text:list-item>
          <text:p text:style-name="P16"><text:span text:style-name="T2">If anything feels missing or wrong, this is the time to note it down and fix it, because once you hit beta, that’s it—</text:span><text:span text:style-name="T4">no more new features or narrative branches!</text:span></text:p>
        </text:list-item>
        <text:list-item>
          <text:p text:style-name="P16"><text:span text:style-name="T2">Once the alpha is complete, commit it as a safe branch item.</text:span></text:p>
        </text:list-item>
      </text:list>
      <text:p text:style-name="P12"><text:span text:style-name="T5">Beta Test:</text:span><text:span text:style-name="T2"> Once satisfied with the alpha test, perform a beta test and ensure everything works as intended insofar as you are able.</text:span></text:p>
      <text:list xml:id="list2108287856" text:style-name="L5">
        <text:list-item>
          <text:p text:style-name="P13"><text:span text:style-name="T2">I’m one person, so I won’t be able to catch all bugs. My goal should be to curtail the game-breaking bugs, not the minor spelling errors and such. (Though if I can catch and fix those, that would be nice, too.)</text:span></text:p>
        </text:list-item>
        <text:list-item>
          <text:p text:style-name="P13"><text:span text:style-name="T2">Save the beta test as a safe branch item once complete.</text:span></text:p>
        </text:list-item>
      </text:list>
      <text:p text:style-name="P12"><text:span text:style-name="T5">Release:</text:span><text:span text:style-name="T2"> Oh how absolutely </text:span><text:span text:style-name="T6">terrifying</text:span><text:span text:style-name="T2">.</text:span></text:p>
      <text:list xml:id="list4203586531" text:style-name="L6">
        <text:list-item>
          <text:p text:style-name="P14"><text:span text:style-name="T2">Find a blog or something and share game. It’s a step in the portfolio. I hate it, but there it be.</text:span></text:p>
        </text:list-item>
        <text:list-item>
          <text:p text:style-name="P14"><text:span text:style-name="T2">Just be honest and admit that this is a portfolio piece. If anyone wants to play it and give feedback, that’s nice—but not necessary to pass.</text:span></text:p>
        </text:list-item>
      </text:list>
      <text:p text:style-name="P12"><text:span text:style-name="T2"/></text:p>
      <text:p text:style-name="P10"><text:span text:style-name="T10">That’s it, then. No problem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CA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11-10T06:41:15.891000000</dc:date>
    <meta:editing-duration>PT6M47S</meta:editing-duration>
    <meta:editing-cycles>1</meta:editing-cycles>
    <meta:document-statistic meta:table-count="0" meta:image-count="0" meta:object-count="0" meta:page-count="2" meta:paragraph-count="47" meta:word-count="730" meta:character-count="4063" meta:non-whitespace-character-count="3420"/>
    <meta:generator>LibreOffice/7.1.0.3$Windows_X86_64 LibreOffice_project/f6099ecf3d29644b5008cc8f48f42f4a40986e4c</meta:generator>
  </office:meta>
</office:document-meta>
</file>